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ans-serif" svg:font-family="sans-serif"/>
  </office:font-face-decls>
  <office:automatic-styles>
    <style:style style:name="P1" style:family="paragraph" style:parent-style-name="Standard">
      <style:text-properties officeooo:rsid="000cc166" officeooo:paragraph-rsid="000cc166"/>
    </style:style>
    <style:style style:name="P2" style:family="paragraph" style:parent-style-name="Standard">
      <style:text-properties style:font-name="sans-serif" officeooo:rsid="000eb24b" officeooo:paragraph-rsid="000eb24b"/>
    </style:style>
    <style:style style:name="P3" style:family="paragraph" style:parent-style-name="Standard">
      <style:text-properties officeooo:rsid="000eb24b" officeooo:paragraph-rsid="000eb24b"/>
    </style:style>
    <style:style style:name="P4" style:family="paragraph" style:parent-style-name="Standard">
      <style:text-properties style:font-name="Sans serif" officeooo:rsid="000cc166" officeooo:paragraph-rsid="000cc166"/>
    </style:style>
    <style:style style:name="P5" style:family="paragraph" style:parent-style-name="Standard">
      <style:text-properties style:font-name="Sans serif" fo:font-size="11pt" officeooo:rsid="000cc166" officeooo:paragraph-rsid="0011236f" style:font-size-asian="11pt" style:font-size-complex="11pt"/>
    </style:style>
    <style:style style:name="P6" style:family="paragraph" style:parent-style-name="Standard">
      <style:text-properties style:font-name="Sans serif" fo:font-size="11pt" officeooo:rsid="000cc166" officeooo:paragraph-rsid="000cc166" style:font-size-asian="11pt" style:font-size-complex="11pt"/>
    </style:style>
    <style:style style:name="P7" style:family="paragraph" style:parent-style-name="Standard">
      <style:text-properties style:font-name="Sans serif" fo:font-size="11pt" officeooo:rsid="000eb24b" officeooo:paragraph-rsid="000eb24b" style:font-size-asian="11pt" style:font-size-complex="11pt"/>
    </style:style>
    <style:style style:name="P8" style:family="paragraph" style:parent-style-name="Standard">
      <style:text-properties style:font-name="sans-serif" officeooo:paragraph-rsid="000cc166"/>
    </style:style>
    <style:style style:name="P9" style:family="paragraph" style:parent-style-name="Standard">
      <style:text-properties style:font-name="sans-serif" fo:font-size="11pt" officeooo:rsid="000eb24b" officeooo:paragraph-rsid="000eb24b" style:font-size-asian="11pt" style:font-size-complex="11pt"/>
    </style:style>
    <style:style style:name="P10" style:family="paragraph" style:parent-style-name="Standard">
      <style:text-properties officeooo:paragraph-rsid="000cc166"/>
    </style:style>
    <style:style style:name="T1" style:family="text">
      <style:text-properties officeooo:rsid="000cc166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cc166"/>
    </style:style>
    <style:style style:name="T4" style:family="text">
      <style:text-properties style:font-name="sans-serif" fo:font-size="11pt" style:font-size-asian="11pt" style:font-size-complex="11pt"/>
    </style:style>
    <style:style style:name="T5" style:family="text">
      <style:text-properties officeooo:rsid="00112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1. </text:span><text:span text:style-name="T2">¿Qué es una coroutine en Kotlin y cómo se diferencia de un hilo</text:span><text:line-break/><text:span text:style-name="T2">tradicional?</text:span></text:p>
      <text:p text:style-name="P5">Una coroutine es un proceso que se ejecuta al fondo, <text:span text:style-name="T5">son actividades</text:span> que no se <text:span text:style-name="T5">llevan a cabo</text:span> en el hilo principal, <text:span text:style-name="T5">y se diferencian de el </text:span>porque se tiene el control de suspender el proceso y de reaunadarlo. </text:p>
      <text:p text:style-name="P1"/>
      <text:p text:style-name="P10"><text:span text:style-name="T3">2. </text:span><text:span text:style-name="T2">¿Cuál es la importancia de la suspensión en las coroutines y cómo se</text:span><text:line-break/><text:span text:style-name="T2">implementa?</text:span></text:p>
      <text:p text:style-name="P6">La importancia radica en el hecho de que al suspender una coroutine, no se interfiere con lo que se este ejecutando en el main thread, y ademas, el hilo que se suspende queda libre para que se puedan ejecutar otras corutinas. </text:p>
      <text:p text:style-name="P4"/>
      <text:p text:style-name="P10"><text:span text:style-name="T3">3. </text:span><text:span text:style-name="T2">¿Cuál es el propósito del Dispatcher en las coroutines y cómo se elige</text:span><text:line-break/><text:span text:style-name="T4">uno adecuado para cada tarea?</text:span></text:p>
      <text:p text:style-name="P7">El proposito es poder especificar en que hilo se va a ejecutar una corutina. Existen diferentes tipos de dispatchers que <text:span text:style-name="T5">ya </text:span>tienen definido el tipo de subproceso que realizan, por tanto, dependiendo de que subproceso se va a realizar, se tiene que escoger el tipo de dispatcher <text:span text:style-name="T5">mas adecuado</text:span>, aunque tambien se pueden crear dispatchers personalizados que permitan realizar <text:span text:style-name="T5">coroutinas</text:span> especificas. </text:p>
      <text:p text:style-name="P3"/>
      <text:p text:style-name="P8"><text:span text:style-name="T1">4. </text:span>¿Cuál es el propósito y el uso de la función async en las coroutines?</text:p>
      <text:p text:style-name="P9">Es utilizado para lanzar corutinas de manera asincrona, y es util cuando se deben ejecutar tareas concurrentes y combinar los resultados.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0:33:51.474747046</meta:creation-date>
    <dc:date>2023-05-18T11:49:23.890124186</dc:date>
    <meta:editing-duration>PT11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26" meta:character-count="1304" meta:non-whitespace-character-count="1082"/>
  </office:meta>
</office:document-meta>
</file>